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09d5cb" officeooo:paragraph-rsid="0009d5cb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9d5cb" officeooo:paragraph-rsid="0009d5cb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af958" officeooo:paragraph-rsid="000af958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c5ff6" officeooo:paragraph-rsid="000c5ff6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0d1a32" officeooo:paragraph-rsid="000d1a32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0d40b3" officeooo:paragraph-rsid="000d1a32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0d40b3" officeooo:paragraph-rsid="000d40b3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0d8a25" officeooo:paragraph-rsid="000d8a25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0da32b" officeooo:paragraph-rsid="000da32b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0e43ca" officeooo:paragraph-rsid="000e43ca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0ebb1b" officeooo:paragraph-rsid="000ebb1b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0ebb1b" officeooo:paragraph-rsid="000f11b9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0f5eda" officeooo:paragraph-rsid="000f5eda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0f5eda" officeooo:paragraph-rsid="0011d98f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107e85" officeooo:paragraph-rsid="00107e85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language="fr" fo:country="FR" officeooo:rsid="0011d98f" officeooo:paragraph-rsid="0011d98f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language="fr" fo:country="FR" officeooo:rsid="00131622" officeooo:paragraph-rsid="00131622" style:language-asian="zxx" style:country-asian="none" style:language-complex="zxx" style:country-complex="none"/>
    </style:style>
    <style:style style:name="T1" style:family="text">
      <style:text-properties officeooo:rsid="000af958"/>
    </style:style>
    <style:style style:name="T2" style:family="text">
      <style:text-properties officeooo:rsid="000d1a32"/>
    </style:style>
    <style:style style:name="T3" style:family="text">
      <style:text-properties officeooo:rsid="000da32b"/>
    </style:style>
    <style:style style:name="T4" style:family="text">
      <style:text-properties officeooo:rsid="000f11b9"/>
    </style:style>
    <style:style style:name="T5" style:family="text">
      <style:text-properties officeooo:rsid="0011d98f"/>
    </style:style>
    <style:style style:name="T6" style:family="text">
      <style:text-properties officeooo:rsid="00128ba8"/>
    </style:style>
    <style:style style:name="T7" style:family="text">
      <style:text-properties officeooo:rsid="001316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banisation des SI</text:p>
      <text:p text:style-name="P1">-Cohérence &amp; agilité-</text:p>
      <text:p text:style-name="P1"/>
      <text:p text:style-name="P1"/>
      <text:p text:style-name="P2">Sommaire</text:p>
      <text:p text:style-name="P3">I-définition à savoir</text:p>
      <text:p text:style-name="P2"><text:span text:style-name="T1">II</text:span>-L'Urbanisation des SI</text:p>
      <text:p text:style-name="P2"><text:tab/>-<text:span text:style-name="T1">1</text:span>)Architecture d'entreprise-EA</text:p>
      <text:p text:style-name="P2"><text:tab/>-<text:span text:style-name="T1">2</text:span>)Notion d'urbanisation</text:p>
      <text:p text:style-name="P2"><text:tab/>-<text:span text:style-name="T1">3</text:span>)Métamodèle de concepts</text:p>
      <text:p text:style-name="P2"><text:span text:style-name="T1">III</text:span>-Le processus d'urbanisation</text:p>
      <text:p text:style-name="P2"><text:tab/>-<text:span text:style-name="T1">1</text:span>)introduction au processus d'urbanisation</text:p>
      <text:p text:style-name="P2"><text:tab/>-<text:span text:style-name="T1">2</text:span>)les sous-processus</text:p>
      <text:p text:style-name="P2"><text:tab/>-<text:span text:style-name="T1">3</text:span>)les acteurs de l'urbanisation</text:p>
      <text:p text:style-name="P2"><text:tab/>-<text:span text:style-name="T1">4</text:span>)l'indice d'urbanisation</text:p>
      <text:p text:style-name="P2"><text:tab/>-<text:span text:style-name="T1">5</text:span>)l'influence de l'urbanisation sur les projets SI</text:p>
      <text:p text:style-name="P2"><text:tab/>-<text:span text:style-name="T1">6</text:span>)le rôle de l'urbaniste</text:p>
      <text:p text:style-name="P2"><text:tab/>-<text:span text:style-name="T1">7</text:span>)Les règles de l'urbanisme</text:p>
      <text:p text:style-name="P2"><text:tab/>-<text:span text:style-name="T1">8</text:span>)L'urbanisme vs COBIT/ITIL</text:p>
      <text:p text:style-name="P2"/>
      <text:p text:style-name="P2"/>
      <text:p text:style-name="P2"/>
      <text:p text:style-name="P3">I)définition à savoir</text:p>
      <text:p text:style-name="P3"/>
      <text:p text:style-name="P3"><text:tab/>-urbanisation:</text:p>
      <text:p text:style-name="P3">Plan d'action à prendre en compte pour piloter la gouvernance des SI. centré métier, donc centré processesus, donc BPM</text:p>
      <text:p text:style-name="P3"><text:tab/>-BPM:</text:p>
      <text:p text:style-name="P3">Business process management, ou gestion des processus métiers. Consiste à modéliser informatiquement les processus métiers de l'entreprise, aussi bien dans leur aspect applicatif que humain.</text:p>
      <text:p text:style-name="P3"/>
      <text:p text:style-name="P3">L'objectif de cette démarche est d'aboutir à une meilleure vue globale de l'ensemble des processus métiers de l'entreprise et de leur interactions afin d'être en mesure de les optimiser et de les automatiser au maximum.</text:p>
      <text:p text:style-name="P3"/>
      <text:p text:style-name="P3"><text:tab/>-Gouvernance des SI:</text:p>
      <text:p text:style-name="P3">Permet de contrôler et piloter les SI.</text:p>
      <text:p text:style-name="P3"/>
      <text:p text:style-name="P3"><text:tab/>-Taux de couverture:</text:p>
      <text:p text:style-name="P3">Besoin fonctionnel qui doit être couvert part une application ou par un service. </text:p>
      <text:p text:style-name="P3"/>
      <text:p text:style-name="P2"/>
      <text:p text:style-name="P3">II)L'urbanisation des SI</text:p>
      <text:p text:style-name="P3">1)architecture d'entreprise – EA</text:p>
      <text:p text:style-name="P3">a)contexte stratégique</text:p>
      <text:p text:style-name="P3"/>
      <text:p text:style-name="P3">Les enterprises sont soumises à trois phénomènes notables:</text:p>
      <text:p text:style-name="P3"/>
      <text:p text:style-name="P3"><text:tab/>-Une forte pression concurrentielle</text:p>
      <text:p text:style-name="P3"><text:tab/>-La vitalité des NTIC (nouvelles technologies de l'information et de la communication)</text:p>
      <text:p text:style-name="P3"><text:tab/>-Et l'accroissement de la complexité et de la décentralisation du métier et des SI.</text:p>
      <text:p text:style-name="P4"><text:soft-page-break/>Et à la multiplication des projets d'évolution du métier:</text:p>
      <text:p text:style-name="P4"><text:tab/>-fusion,acquisition,externalisation</text:p>
      <text:p text:style-name="P4"><text:tab/>-mise en oeuvre d'un partenariat stratégique</text:p>
      <text:p text:style-name="P4"><text:tab/>-développement sur un nouveau marché</text:p>
      <text:p text:style-name="P4"><text:tab/>-reconfiguration majeure de l'offre de produits ou de services</text:p>
      <text:p text:style-name="P4"><text:tab/>-mise en conformité réglementaire</text:p>
      <text:p text:style-name="P4"/>
      <text:p text:style-name="P4">Ces phénomènes et multiplications de projets ont faient apparaitre un ensemble de besoin:</text:p>
      <text:p text:style-name="P4"/>
      <text:p text:style-name="P4"><text:tab/>-Besoin d'apatation de la stratégie d'entreprise</text:p>
      <text:p text:style-name="P4"><text:tab/>-Besoin d'analyse des processus</text:p>
      <text:p text:style-name="P4"><text:tab/><text:tab/>-Mesurer des résultats, pouvoir les comparer, pour finallement les optimiser et les <text:tab/><text:tab/>piloter.</text:p>
      <text:p text:style-name="P4"><text:tab/>-Besoin de gérer des processus étendus.</text:p>
      <text:p text:style-name="P4"/>
      <text:p text:style-name="P4">Cependant, comme tout besoin qui se respecte, un élément viens mettre des batons dans l'évolution de l'entreprise: LE SI.</text:p>
      <text:p text:style-name="P4">Celui si est souvent rigide. Une fois mise en place, son évolution peut être lent et <text:span text:style-name="T2">désastreux</text:span>, créant plus de complexité qu’il en faut nécessairement. <text:span text:style-name="T2">Le SI pose donc une problématique de flexibilité. </text:span></text:p>
      <text:p text:style-name="P4"/>
      <text:p text:style-name="P5">Ce problème fait naitre des demandes croissantes d’évolution du SI, souhaitant donc passer vers de systèmes distribués et améliorer son efficacité grace à la technologie (qui l’aurait cru….)</text:p>
      <text:p text:style-name="P5"/>
      <text:p text:style-name="P5">Le soucis, c’est que le SI est souvent construit au fur et à mesure du temps, donnant naissance à une construction incohérente :</text:p>
      <text:p text:style-name="P5"><text:tab/>-Stratification des logiciels</text:p>
      <text:p text:style-name="P5"><text:tab/>-Superposition de couches technologiques différentes</text:p>
      <text:p text:style-name="P5"><text:tab/>-Utilisation de langages et d’outils de développement multiples.</text:p>
      <text:p text:style-name="P6"/>
      <text:p text:style-name="P7">Et le refaire complètement depuis zéro serait :</text:p>
      <text:p text:style-name="P7"><text:tab/>-cher</text:p>
      <text:p text:style-name="P7"><text:tab/>-risqué</text:p>
      <text:p text:style-name="P7"><text:tab/>-et sans valeur ajoutée réelle.</text:p>
      <text:p text:style-name="P7"/>
      <text:p text:style-name="P8">Il faut donc améliorer l’adaptabilité du SI et du parc applicatif :</text:p>
      <text:p text:style-name="P8"><text:tab/>-adaptation aux exigences des métiers,de souplesse et de réactivité</text:p>
      <text:p text:style-name="P8"><text:tab/>-meilleure gestion des problèmes transverses.</text:p>
      <text:p text:style-name="P8"><text:tab/><text:tab/>-pilotage décisionnel,maîtrise des risques,système de management,qualité…</text:p>
      <text:p text:style-name="P8"/>
      <text:p text:style-name="P8">Mettre fin à l’attitude réactive du mode projet suite à la survenance d’un besoin (en gros, apprendre à s’organiser) et transformer l’évolution du SI dans un processus permanent, et non plus en « plan de 5 » puis après on oublie.</text:p>
      <text:p text:style-name="P8"><text:tab/>-Organiser <text:span text:style-name="T3">la transformation progressive et continue du SI</text:span></text:p>
      <text:p text:style-name="P8"><text:tab/><text:span text:style-name="T3">-Simplifier son architecture</text:span></text:p>
      <text:p text:style-name="P8"><text:tab/><text:span text:style-name="T3">-Optimiser la valeur ajoutée</text:span></text:p>
      <text:p text:style-name="P8"><text:tab/><text:span text:style-name="T3">-Rendre le SI plus adapatable et flexible vis-à-vis des évolutions stratégiques de l’entreprise.</text:span></text:p>
      <text:p text:style-name="P8"/>
      <text:p text:style-name="P9">Nous devons donc trouver un équilibre entre les enjeux suivants :</text:p>
      <text:p text:style-name="P9"><text:tab/>-alignement stratégique :Identification des changements nécessaires à la mise en œuvre de la stratégie de l’entreprise ou de l’organisme </text:p>
      <text:p text:style-name="P9"><text:tab/>-performance:Sauvegarde de la cohérence et amélioration de l’efficacité du système d’information.</text:p>
      <text:p text:style-name="P9"><text:soft-page-break/><text:tab/>-évolutivité : Mise en place plus rapide de système de qualité tout en limitant les risques et les coûts liés à la communication entre les différentes fonctions impliquées, à l’intégration de nouvelles technologies,d’outils et méthodes.</text:p>
      <text:p text:style-name="P9"/>
      <text:p text:style-name="P10">b)l’architecture d’entreprise</text:p>
      <text:p text:style-name="P10"/>
      <text:p text:style-name="P10">le EA est le cadre commun permettant le dialogue et la prise de décision en offrant un point de vue plus proactif et réactif sur le SI :</text:p>
      <text:p text:style-name="P10"/>
      <text:p text:style-name="P10"><text:tab/>-appréhender l’architecture d’entreprise de manière globale :</text:p>
      <text:p text:style-name="P10"><text:tab/><text:tab/>-Dans sa transversalité entre métiers<text:tab/></text:p>
      <text:p text:style-name="P10"><text:tab/><text:tab/><text:tab/>-Juguler les effets de bord de projets concurrents</text:p>
      <text:p text:style-name="P10"><text:tab/><text:tab/><text:tab/>-aider à hiérarchiser les priorités d’évolution</text:p>
      <text:p text:style-name="P10"><text:tab/><text:tab/><text:tab/>-factoriser les besoins proches sur une application</text:p>
      <text:p text:style-name="P10"><text:tab/><text:tab/><text:tab/>-donner les règles pour sécuriser</text:p>
      <text:p text:style-name="P10"><text:tab/><text:tab/><text:tab/>-éliminer des applications vieillissantes ou obsolètes…</text:p>
      <text:p text:style-name="P10"><text:tab/><text:tab/>-Dans sa complexité</text:p>
      <text:p text:style-name="P10"><text:tab/><text:tab/><text:tab/>-Prendre en compte les ressources impliquées</text:p>
      <text:p text:style-name="P10"><text:tab/><text:tab/><text:tab/>-mettre en place des nouvelles organisations</text:p>
      <text:p text:style-name="P10"><text:tab/><text:tab/><text:tab/>-changer les processus</text:p>
      <text:p text:style-name="P10"><text:tab/><text:tab/><text:tab/>-mobiliser les acteurs sur les projets de transformation</text:p>
      <text:p text:style-name="P10"><text:tab/><text:tab/><text:tab/>-maîtriser les coûts et les délais.</text:p>
      <text:p text:style-name="P10"><text:tab/>-Anticiper les besoins d’évolution</text:p>
      <text:p text:style-name="P10"><text:tab/><text:tab/>-Réflexion d’opportunité sur les projets</text:p>
      <text:p text:style-name="P10"><text:tab/><text:tab/>-Maîtrise les impacts sur l’existant. </text:p>
      <text:p text:style-name="P10"/>
      <text:p text:style-name="P12">S<text:span text:style-name="T4">es</text:span> objectif<text:span text:style-name="T4">s</text:span> <text:span text:style-name="T4">sont :</text:span></text:p>
      <text:p text:style-name="P12"/>
      <text:p text:style-name="P12"><text:tab/>-mettre les différentes visions de l’architecture en synergie avec les architectures métier (alignement stratégiques) :</text:p>
      <text:p text:style-name="P11"><text:tab/><text:tab/><text:span text:style-name="T4">-Savoir où l’on va</text:span></text:p>
      <text:p text:style-name="P11"><text:tab/><text:tab/><text:span text:style-name="T4">-Savoir d’où l’on part</text:span></text:p>
      <text:p text:style-name="P11"><text:tab/><text:tab/><text:span text:style-name="T4">-Décrire les différentes vues architecturales de l’entreprise existante</text:span></text:p>
      <text:p text:style-name="P11"><text:tab/><text:tab/><text:tab/><text:span text:style-name="T4">-la vue métier</text:span></text:p>
      <text:p text:style-name="P11"><text:tab/><text:tab/><text:tab/><text:span text:style-name="T4">-la vue fonctionnelle</text:span></text:p>
      <text:p text:style-name="P11"><text:tab/><text:tab/><text:tab/><text:span text:style-name="T4">-la vue applicative</text:span></text:p>
      <text:p text:style-name="P11"><text:tab/><text:tab/><text:tab/><text:span text:style-name="T4">-la vue technique</text:span></text:p>
      <text:p text:style-name="P11"><text:tab/><text:tab/><text:span text:style-name="T4">-Vision globale,compréhensible et étendue de l’entreprise</text:span></text:p>
      <text:p text:style-name="P11"><text:tab/><text:tab/><text:span text:style-name="T4">-cartographie</text:span></text:p>
      <text:p text:style-name="P11"><text:tab/><text:span text:style-name="T4">-Piloter la transformation au quotidien en définissant une feuille de route et en mettant l’EA au coeur de la gouvernance</text:span></text:p>
      <text:p text:style-name="P11"><text:tab/><text:tab/><text:span text:style-name="T4">-Trajectoire avec paliers intermédiaires importants</text:span></text:p>
      <text:p text:style-name="P11"><text:tab/><text:tab/><text:span text:style-name="T4">-Limitation des effets tunnels avec révision possible</text:span></text:p>
      <text:p text:style-name="P11"><text:tab/><text:tab/><text:span text:style-name="T4">-Schéma directeur informatiquement</text:span></text:p>
      <text:p text:style-name="P10"><text:tab/><text:span text:style-name="T4">-Mobiliser l’ensemble des acteurs autour de la transformation</text:span></text:p>
      <text:p text:style-name="P10"><text:tab/><text:tab/><text:span text:style-name="T4">-DSI</text:span></text:p>
      <text:p text:style-name="P10"><text:tab/><text:tab/><text:span text:style-name="T4">-DG</text:span></text:p>
      <text:p text:style-name="P10"><text:tab/><text:tab/><text:span text:style-name="T4">-Directions métiers</text:span></text:p>
      <text:p text:style-name="P10"><text:tab/><text:tab/><text:span text:style-name="T4">-Chefs de projet MOE ou MOA</text:span></text:p>
      <text:p text:style-name="P10"><text:tab/><text:tab/><text:span text:style-name="T4">-Architectes d’entreprise</text:span></text:p>
      <text:p text:style-name="P10"><text:tab/><text:tab/><text:span text:style-name="T4">-Urbaniste</text:span></text:p>
      <text:p text:style-name="P10"><text:tab/><text:tab/><text:span text:style-name="T4">-etc…</text:span></text:p>
      <text:p text:style-name="P13"><text:soft-page-break/>c)Les cadres de référence de l’EA</text:p>
      <text:p text:style-name="P13"><text:tab/>-Description de l’entreprise selon différentes visions correspondant aux préoccupations de différents types d’acteurs.</text:p>
      <text:p text:style-name="P13"><text:tab/>-Cadre de référence avec des variantes,mais composants communs :</text:p>
      <text:p text:style-name="P13"><text:tab/><text:tab/>-Une vision stratégiques</text:p>
      <text:p text:style-name="P13"><text:tab/><text:tab/>-Une vision métier (processus,activités)</text:p>
      <text:p text:style-name="P13"><text:tab/><text:tab/>-Une vision fonctionnelle (informations et fonction)</text:p>
      <text:p text:style-name="P13"><text:tab/><text:tab/>-Une vision applicative (solutions spécifiques ou à base de progiciels)</text:p>
      <text:p text:style-name="P13"><text:tab/><text:tab/>-Une vision technique</text:p>
      <text:p text:style-name="P13"/>
      <text:p text:style-name="P13">d)Les cadres de référence de l’EA-Zachman</text:p>
      <text:p text:style-name="P13"/>
      <text:p text:style-name="P15">Le cadre Zachman permet une structuration de différents concepts :</text:p>
      <text:p text:style-name="P15"><text:tab/>-Les briques pour réaliser les modélisations décrivant l’entreprise,</text:p>
      <text:p text:style-name="P15"><text:tab/>-Architecture organisée suivant différents points de vue et selon différents concepts</text:p>
      <text:p text:style-name="P15"/>
      <text:p text:style-name="P15">Il se base sur les six interrogations de base, ou problématiques :</text:p>
      <text:p text:style-name="P15"><text:tab/>-Le quoi : les données</text:p>
      <text:p text:style-name="P15"><text:tab/>-le comment : les fonctions</text:p>
      <text:p text:style-name="P15"><text:tab/>-le ou :le réseau</text:p>
      <text:p text:style-name="P15"><text:tab/>-le qui : les personnes, les acteurs</text:p>
      <text:p text:style-name="P15"><text:tab/>-le quand : le temps</text:p>
      <text:p text:style-name="P15"><text:tab/>-le pourquoi : la motivation, l’objectif, plans et régles.</text:p>
      <text:p text:style-name="P15"/>
      <text:p text:style-name="P15">Il offre différentes visions sur l’entreprise :</text:p>
      <text:p text:style-name="P15"><text:tab/>-Le contexte : le périmètre selon le point de vue du stratège</text:p>
      <text:p text:style-name="P15"><text:tab/>-Le concept : le modèle métier selon le point de vue du propriétaire</text:p>
      <text:p text:style-name="P15"><text:tab/>-la logique : le modèle du système selon le point de vue du concepteur.</text:p>
      <text:p text:style-name="P15"><text:tab/>-le physique : le modèle technique ou technologique selon le point de vue du développeur</text:p>
      <text:p text:style-name="P15"><text:tab/>-finalement, les représentations détaillées selon le point de vue des sous-traitants.</text:p>
      <text:p text:style-name="P15"/>
      <text:p text:style-name="P15">Résumé du cadre Zachman :</text:p>
      <text:p text:style-name="P15"><text:tab/>-Besoin de modéliser</text:p>
      <text:p text:style-name="P15"><text:tab/>-Pas de métamodèle des concepts</text:p>
      <text:p text:style-name="P15"><text:tab/>-Pas de conseils méthodologiques</text:p>
      <text:p text:style-name="P15"><text:tab/>-Pas d’outils spécifiques et de guides</text:p>
      <text:p text:style-name="P15"><text:tab/>-Juste des briques élémentaires permettant de décrire l’entreprise. </text:p>
      <text:p text:style-name="P15"/>
      <text:p text:style-name="P14"><text:span text:style-name="T5">e</text:span>)Les cadres de référence de l’EA-<text:span text:style-name="T5">TOGAF</text:span></text:p>
      <text:p text:style-name="P14"/>
      <text:p text:style-name="P16">Il s’agit de démarches et pratiques pour concevoir,planifier,implémenter et assurer la gouvernance d’une architecture d’entreprise.Elle est divisé en 5 parties et 4 couches.</text:p>
      <text:p text:style-name="P16"/>
      <text:p text:style-name="P16">5 parties :</text:p>
      <text:p text:style-name="P16"><text:tab/><text:span text:style-name="T6">-</text:span>Méthode de développement d’architecture (ADM) </text:p>
      <text:p text:style-name="P16"><text:tab/><text:span text:style-name="T6">-</text:span>Cadre de contenu d’architecture (comparable aux vues d’architecture)</text:p>
      <text:p text:style-name="P16"><text:tab/><text:span text:style-name="T6">-Continuum d’entreprise.</text:span></text:p>
      <text:p text:style-name="P16"><text:tab/><text:span text:style-name="T6">-le modèle de référence qui constitue le socle d’architecture togaf. </text:span></text:p>
      <text:p text:style-name="P16"><text:tab/><text:span text:style-name="T7">-le cadre de capacité d’architecture.</text:span></text:p>
      <text:p text:style-name="P16"/>
      <text:p text:style-name="P17">4 couches :</text:p>
      <text:p text:style-name="P17"><text:tab/>-l’architecture métier</text:p>
      <text:p text:style-name="P7"><text:soft-page-break/></text:p>
      <text:p text:style-name="P7"/>
      <text:p text:style-name="P5"><text:s/></text:p>
      <text:p text:style-name="P4"/>
      <text:p text:style-name="P4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44S</meta:editing-duration>
    <meta:editing-cycles>3</meta:editing-cycles>
    <meta:generator>LibreOffice/5.3.7.2$Windows_X86_64 LibreOffice_project/6b8ed514a9f8b44d37a1b96673cbbdd077e24059</meta:generator>
    <dc:date>2018-10-21T22:32:36.057000000</dc:date>
    <meta:document-statistic meta:table-count="0" meta:image-count="0" meta:object-count="0" meta:page-count="5" meta:paragraph-count="152" meta:word-count="1133" meta:character-count="8063" meta:non-whitespace-character-count="6903"/>
    <meta:user-defined meta:name="Info 1"/>
    <meta:user-defined meta:name="Info 2"/>
    <meta:user-defined meta:name="Info 3"/>
    <meta:user-defined meta:name="Info 4"/>
  </office:meta>
</office:document-meta>
</file>